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38.75mm"/>
    </style:style>
    <style:style style:name="co5" style:family="table-column">
      <style:table-column-properties fo:break-before="auto" style:column-width="22.4mm"/>
    </style:style>
    <style:style style:name="co6" style:family="table-column">
      <style:table-column-properties fo:break-before="auto" style:column-width="37.94mm"/>
    </style:style>
    <style:style style:name="co7" style:family="table-column">
      <style:table-column-properties fo:break-before="auto" style:column-width="54.27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5.79mm"/>
    </style:style>
    <style:style style:name="co10" style:family="table-column">
      <style:table-column-properties fo:break-before="auto" style:column-width="13.42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Women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1" table:default-cell-style-name="ce1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Member ID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one Home</text:p>
          </table:table-cell>
          <table:table-cell office:value-type="string" calcext:value-type="string">
            <text:p>Phone Work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Gender</text:p>
          </table:table-cell>
          <table:table-cell table:style-name="Default" office:value-type="string" calcext:value-type="string">
            <text:p>DOB</text:p>
          </table:table-cell>
          <table:table-cell table:style-name="Default" office:value-type="string" calcext:value-type="string">
            <text:p>Level1</text:p>
          </table:table-cell>
          <table:table-cell office:value-type="string" calcext:value-type="string">
            <text:p>Level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WBOMC1T</text:p>
          </table:table-cell>
          <table:table-cell office:value-type="string" calcext:value-type="string">
            <text:p>Trass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Clare Trass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style-name="Default"/>
          <table:table-cell table:formula="of:=IF(TRIM([.I2])=&quot;F&quot;;[.L2];[.L2]-2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uce Walpole</text:p>
          </table:table-cell>
          <table:table-cell table:formula="of:=[.K2]+VLOOKUP([.M2];[$Men.H$2:.K$23];4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BOMRC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e Chin</text:p>
          </table:table-cell>
          <table:table-cell table:style-name="ce1" office:value-type="string" calcext:value-type="string">
            <text:p>5526670</text:p>
          </table:table-cell>
          <table:table-cell table:number-columns-repeated="2"/>
          <table:table-cell office:value-type="string" calcext:value-type="string">
            <text:p>pchin456@hotmail.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/11/1970</text:p>
          </table:table-cell>
          <table:table-cell table:formula="of:=IF(TRIM([.I3])=&quot;F&quot;;[.L3];[.L3]-2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in McLaren</text:p>
          </table:table-cell>
          <table:table-cell table:formula="of:=[.K3]+VLOOKUP([.M3];[$Men.H$2:.K$23];4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BOMS3H</text:p>
          </table:table-cell>
          <table:table-cell office:value-type="string" calcext:value-type="string">
            <text:p>Hoonhout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usan Hoonhout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0/09/1966</text:p>
          </table:table-cell>
          <table:table-cell table:formula="of:=IF(TRIM([.I4])=&quot;F&quot;;[.L4];[.L4]-2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vin McSweeney</text:p>
          </table:table-cell>
          <table:table-cell table:formula="of:=[.K4]+VLOOKUP([.M4];[$Men.H$2:.K$23];4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BOMC2T</text:p>
          </table:table-cell>
          <table:table-cell office:value-type="string" calcext:value-type="string">
            <text:p>Tustain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hris Tustain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style-name="Default"/>
          <table:table-cell table:formula="of:=IF(TRIM([.I5])=&quot;F&quot;;[.L5];[.L5]-2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eve Brennan</text:p>
          </table:table-cell>
          <table:table-cell table:formula="of:=[.K5]+VLOOKUP([.M5];[$Men.H$2:.K$23];4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BOMSB</text:p>
          </table:table-cell>
          <table:table-cell office:value-type="string" calcext:value-type="string">
            <text:p>Bosma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Shelley Bosma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3/12/1961</text:p>
          </table:table-cell>
          <table:table-cell table:formula="of:=IF(TRIM([.I6])=&quot;F&quot;;[.L6];[.L6]-2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ryl Wakefield</text:p>
          </table:table-cell>
          <table:table-cell table:formula="of:=[.K6]+VLOOKUP([.M6];[$Men.H$2:.K$23];4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BOMSS</text:p>
          </table:table-cell>
          <table:table-cell office:value-type="string" calcext:value-type="string">
            <text:p>Steele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ue Steele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style-name="Default"/>
          <table:table-cell table:formula="of:=IF(TRIM([.I7])=&quot;F&quot;;[.L7];[.L7]-2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McClutchie</text:p>
          </table:table-cell>
          <table:table-cell table:formula="of:=[.K7]+VLOOKUP([.M7];[$Men.H$2:.K$23];4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BOMGM</text:p>
          </table:table-cell>
          <table:table-cell office:value-type="string" calcext:value-type="string">
            <text:p>MacBrayne</text:p>
          </table:table-cell>
          <table:table-cell office:value-type="string" calcext:value-type="string">
            <text:p>Georgie</text:p>
          </table:table-cell>
          <table:table-cell office:value-type="string" calcext:value-type="string">
            <text:p>Georgie MacBrayne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20/01/1946</text:p>
          </table:table-cell>
          <table:table-cell table:formula="of:=IF(TRIM([.I8])=&quot;F&quot;;[.L8];[.L8]-2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ter Trass</text:p>
          </table:table-cell>
          <table:table-cell table:formula="of:=[.K8]+VLOOKUP([.M8];[$Men.H$2:.K$23];4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BOMPM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m Mason</text:p>
          </table:table-cell>
          <table:table-cell table:number-columns-repeated="3"/>
          <table:table-cell office:value-type="string" calcext:value-type="string">
            <text:p>crackerjackpam@gmail.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/02/1955</text:p>
          </table:table-cell>
          <table:table-cell table:formula="of:=IF(TRIM([.I9])=&quot;F&quot;;[.L9];[.L9]-2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ve Burghardt</text:p>
          </table:table-cell>
          <table:table-cell table:formula="of:=[.K9]+VLOOKUP([.M9];[$Men.H$2:.K$23];4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BOMHS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Heather Shepherd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style-name="Default"/>
          <table:table-cell table:formula="of:=IF(TRIM([.I10])=&quot;F&quot;;[.L10];[.L10]-2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ohn Borren</text:p>
          </table:table-cell>
          <table:table-cell table:formula="of:=[.K10]+VLOOKUP([.M10];[$Men.H$2:.K$23];4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BOMS1W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ue Wild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8/09/1958</text:p>
          </table:table-cell>
          <table:table-cell table:formula="of:=IF(TRIM([.I11])=&quot;F&quot;;[.L11];[.L11]-2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n Richards</text:p>
          </table:table-cell>
          <table:table-cell table:formula="of:=[.K11]+VLOOKUP([.M11];[$Men.H$2:.K$23];4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BOMC3J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hris Jones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22/05/1964</text:p>
          </table:table-cell>
          <table:table-cell table:formula="of:=IF(TRIM([.I12])=&quot;F&quot;;[.L12];[.L12]-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O'Brien</text:p>
          </table:table-cell>
          <table:table-cell table:formula="of:=[.K12]+VLOOKUP([.M12];[$Men.H$2:.K$23];4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BOMJHK</text:p>
          </table:table-cell>
          <table:table-cell office:value-type="string" calcext:value-type="string">
            <text:p>Kleve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Julia Kleve</text:p>
          </table:table-cell>
          <table:table-cell table:style-name="ce1" office:value-type="string" calcext:value-type="string">
            <text:p>5445088</text:p>
          </table:table-cell>
          <table:table-cell/>
          <table:table-cell table:style-name="ce1" office:value-type="string" calcext:value-type="string">
            <text:p>0224112463</text:p>
          </table:table-cell>
          <table:table-cell office:value-type="string" calcext:value-type="string">
            <text:p>juliakleve@yahoo.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07/1963</text:p>
          </table:table-cell>
          <table:table-cell table:formula="of:=IF(TRIM([.I13])=&quot;F&quot;;[.L13];[.L13]-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phen Decke</text:p>
          </table:table-cell>
          <table:table-cell table:formula="of:=[.K13]+VLOOKUP([.M13];[$Men.H$2:.K$23];4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BOMP3C</text:p>
          </table:table-cell>
          <table:table-cell office:value-type="string" calcext:value-type="string">
            <text:p>Charlton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Pip Charlton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29/06/1961</text:p>
          </table:table-cell>
          <table:table-cell table:formula="of:=IF(TRIM([.I14])=&quot;F&quot;;[.L14];[.L14]-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uce Woolmore</text:p>
          </table:table-cell>
          <table:table-cell table:formula="of:=[.K14]+VLOOKUP([.M14];[$Men.H$2:.K$23];4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BOMS1N</text:p>
          </table:table-cell>
          <table:table-cell office:value-type="string" calcext:value-type="string">
            <text:p>Nunn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ue Nunn</text:p>
          </table:table-cell>
          <table:table-cell table:number-columns-repeated="3"/>
          <table:table-cell office:value-type="string" calcext:value-type="string">
            <text:p>suenunn.06@hotmail.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7/01/1962</text:p>
          </table:table-cell>
          <table:table-cell table:formula="of:=IF(TRIM([.I15])=&quot;F&quot;;[.L15];[.L15]-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sten Beetz</text:p>
          </table:table-cell>
          <table:table-cell table:formula="of:=[.K15]+VLOOKUP([.M15];[$Men.H$2:.K$23];4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BOMSF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ue Fisher</text:p>
          </table:table-cell>
          <table:table-cell office:value-type="string" calcext:value-type="string">
            <text:p>07 576 4033</text:p>
          </table:table-cell>
          <table:table-cell table:number-columns-repeated="2"/>
          <table:table-cell office:value-type="string" calcext:value-type="string">
            <text:p>lemms5@gmail.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/01/1961</text:p>
          </table:table-cell>
          <table:table-cell table:formula="of:=IF(TRIM([.I16])=&quot;F&quot;;[.L16];[.L16]-2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il Wharry</text:p>
          </table:table-cell>
          <table:table-cell table:formula="of:=[.K16]+VLOOKUP([.M16];[$Men.H$2:.K$23];4;0)" office:value-type="float" office:value="11" calcext:value-type="float">
            <text:p>11</text:p>
          </table:table-cell>
        </table:table-row>
        <table:table-row table:style-name="ro1">
          <table:table-cell table:number-columns-repeated="9"/>
          <table:table-cell table:style-name="Default"/>
          <table:table-cell table:style-name="Default" table:formula="of:=ROUND(SUM([.K2:.K16])/COUNT([.K2:.K16]);0)" office:value-type="float" office:value="9" calcext:value-type="float">
            <text:p>9</text:p>
          </table:table-cell>
          <table:table-cell table:number-columns-repeated="3"/>
        </table:table-row>
      </table:table>
      <table:table table:name="Men" table:style-name="ta1">
        <table:table-column table:style-name="co12" table:visibility="collapse" table:number-columns-repeated="7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2" table:default-cell-style-name="ce1"/>
        <table:table-column table:style-name="co12" table:default-cell-style-name="ce3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ember ID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Firstname</text:p>
          </table:table-cell>
          <table:table-cell/>
          <table:table-cell office:value-type="string" calcext:value-type="string">
            <text:p>Phone Work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table:style-name="Default" office:value-type="string" calcext:value-type="string">
            <text:p>DOB</text:p>
          </table:table-cell>
          <table:table-cell table:style-name="Default" office:value-type="string" calcext:value-type="string">
            <text:p>Level1</text:p>
          </table:table-cell>
          <table:table-cell office:value-type="string" calcext:value-type="string">
            <text:p>Level2</text:p>
          </table:table-cell>
          <table:table-cell/>
        </table:table-row>
        <table:table-row table:style-name="ro1">
          <table:table-cell office:value-type="string" calcext:value-type="string">
            <text:p>WBOMB3W</text:p>
          </table:table-cell>
          <table:table-cell office:value-type="string" calcext:value-type="string">
            <text:p>Walpole</text:p>
          </table:table-cell>
          <table:table-cell office:value-type="string" calcext:value-type="string">
            <text:p>Bruce</text:p>
          </table:table-cell>
          <table:table-cell table:number-columns-repeated="4"/>
          <table:table-cell office:value-type="string" calcext:value-type="string">
            <text:p>Bruce Walpo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/06/1968</text:p>
          </table:table-cell>
          <table:table-cell table:formula="of:=IF(TRIM([.I2])=&quot;F&quot;;[.L2];[.L2]-2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BOMC1M</text:p>
          </table:table-cell>
          <table:table-cell office:value-type="string" calcext:value-type="string">
            <text:p>McLaren</text:p>
          </table:table-cell>
          <table:table-cell office:value-type="string" calcext:value-type="string">
            <text:p>Colin</text:p>
          </table:table-cell>
          <table:table-cell table:number-columns-repeated="3"/>
          <table:table-cell office:value-type="string" calcext:value-type="string">
            <text:p>colinmcl@xtra.co.nz</text:p>
          </table:table-cell>
          <table:table-cell office:value-type="string" calcext:value-type="string">
            <text:p>Colin McLar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/08/1958</text:p>
          </table:table-cell>
          <table:table-cell table:formula="of:=IF(TRIM([.I3])=&quot;F&quot;;[.L3];[.L3]-2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BOMEM</text:p>
          </table:table-cell>
          <table:table-cell office:value-type="string" calcext:value-type="string">
            <text:p>McSweeney</text:p>
          </table:table-cell>
          <table:table-cell office:value-type="string" calcext:value-type="string">
            <text:p>Ervin</text:p>
          </table:table-cell>
          <table:table-cell table:number-columns-repeated="3"/>
          <table:table-cell office:value-type="string" calcext:value-type="string">
            <text:p>ervinmcs@gmail.com</text:p>
          </table:table-cell>
          <table:table-cell office:value-type="string" calcext:value-type="string">
            <text:p>Ervin McSwee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/03/1957</text:p>
          </table:table-cell>
          <table:table-cell table:formula="of:=IF(TRIM([.I4])=&quot;F&quot;;[.L4];[.L4]-2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BOMS5B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Steve</text:p>
          </table:table-cell>
          <table:table-cell table:number-columns-repeated="4"/>
          <table:table-cell office:value-type="string" calcext:value-type="string">
            <text:p>Steve Brenn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/01/1952</text:p>
          </table:table-cell>
          <table:table-cell table:formula="of:=IF(TRIM([.I5])=&quot;F&quot;;[.L5];[.L5]-2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BOMD2W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Daryl</text:p>
          </table:table-cell>
          <table:table-cell table:number-columns-repeated="4"/>
          <table:table-cell office:value-type="string" calcext:value-type="string">
            <text:p>Daryl Wakefiel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/05/1970</text:p>
          </table:table-cell>
          <table:table-cell table:formula="of:=IF(TRIM([.I6])=&quot;F&quot;;[.L6];[.L6]-2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BOMM1M</text:p>
          </table:table-cell>
          <table:table-cell office:value-type="string" calcext:value-type="string">
            <text:p>McClutchie</text:p>
          </table:table-cell>
          <table:table-cell office:value-type="string" calcext:value-type="string">
            <text:p>Michael</text:p>
          </table:table-cell>
          <table:table-cell table:number-columns-repeated="4"/>
          <table:table-cell office:value-type="string" calcext:value-type="string">
            <text:p>Michael McClutchie</text:p>
          </table:table-cell>
          <table:table-cell office:value-type="string" calcext:value-type="string">
            <text:p>M</text:p>
          </table:table-cell>
          <table:table-cell table:style-name="Default"/>
          <table:table-cell table:formula="of:=IF(TRIM([.I7])=&quot;F&quot;;[.L7];[.L7]-2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BOMPT</text:p>
          </table:table-cell>
          <table:table-cell office:value-type="string" calcext:value-type="string">
            <text:p>Trass</text:p>
          </table:table-cell>
          <table:table-cell office:value-type="string" calcext:value-type="string">
            <text:p>Peter</text:p>
          </table:table-cell>
          <table:table-cell table:number-columns-repeated="3"/>
          <table:table-cell office:value-type="string" calcext:value-type="string">
            <text:p>pctrass@gmail.com</text:p>
          </table:table-cell>
          <table:table-cell office:value-type="string" calcext:value-type="string">
            <text:p>Peter Trass</text:p>
          </table:table-cell>
          <table:table-cell office:value-type="string" calcext:value-type="string">
            <text:p>M</text:p>
          </table:table-cell>
          <table:table-cell table:style-name="Default"/>
          <table:table-cell table:formula="of:=IF(TRIM([.I8])=&quot;F&quot;;[.L8];[.L8]-2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BOMDB</text:p>
          </table:table-cell>
          <table:table-cell office:value-type="string" calcext:value-type="string">
            <text:p>Burghardt</text:p>
          </table:table-cell>
          <table:table-cell office:value-type="string" calcext:value-type="string">
            <text:p>Dave</text:p>
          </table:table-cell>
          <table:table-cell table:number-columns-repeated="3"/>
          <table:table-cell office:value-type="string" calcext:value-type="string">
            <text:p>burghardt@xtra.co.nz</text:p>
          </table:table-cell>
          <table:table-cell office:value-type="string" calcext:value-type="string">
            <text:p>Dave Burghard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/05/1956</text:p>
          </table:table-cell>
          <table:table-cell table:formula="of:=IF(TRIM([.I9])=&quot;F&quot;;[.L9];[.L9]-2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BOMJB</text:p>
          </table:table-cell>
          <table:table-cell office:value-type="string" calcext:value-type="string">
            <text:p>Borren</text:p>
          </table:table-cell>
          <table:table-cell office:value-type="string" calcext:value-type="string">
            <text:p>John</text:p>
          </table:table-cell>
          <table:table-cell table:number-columns-repeated="3"/>
          <table:table-cell office:value-type="string" calcext:value-type="string">
            <text:p>borren@outlook.co.nz</text:p>
          </table:table-cell>
          <table:table-cell office:value-type="string" calcext:value-type="string">
            <text:p>John Borr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/06/1964</text:p>
          </table:table-cell>
          <table:table-cell table:formula="of:=IF(TRIM([.I10])=&quot;F&quot;;[.L10];[.L10]-2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BOMKR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Ken</text:p>
          </table:table-cell>
          <table:table-cell table:number-columns-repeated="4"/>
          <table:table-cell office:value-type="string" calcext:value-type="string">
            <text:p>Ken Richard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/11/1948</text:p>
          </table:table-cell>
          <table:table-cell table:formula="of:=IF(TRIM([.I11])=&quot;F&quot;;[.L11];[.L11]-2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BOMPO</text:p>
          </table:table-cell>
          <table:table-cell office:value-type="string" calcext:value-type="string">
            <text:p>O'Brien</text:p>
          </table:table-cell>
          <table:table-cell office:value-type="string" calcext:value-type="string">
            <text:p>Peter</text:p>
          </table:table-cell>
          <table:table-cell table:number-columns-repeated="3"/>
          <table:table-cell office:value-type="string" calcext:value-type="string">
            <text:p>paulpeteobrien@gmail.com</text:p>
          </table:table-cell>
          <table:table-cell office:value-type="string" calcext:value-type="string">
            <text:p>Peter O'Bri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/01/1960</text:p>
          </table:table-cell>
          <table:table-cell table:formula="of:=IF(TRIM([.I12])=&quot;F&quot;;[.L12];[.L12]-2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BOMS2D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Stephen</text:p>
          </table:table-cell>
          <table:table-cell table:number-columns-repeated="4"/>
          <table:table-cell office:value-type="string" calcext:value-type="string">
            <text:p>Stephen Deck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/05/1967</text:p>
          </table:table-cell>
          <table:table-cell table:formula="of:=IF(TRIM([.I13])=&quot;F&quot;;[.L13];[.L13]-2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BOMB1W</text:p>
          </table:table-cell>
          <table:table-cell office:value-type="string" calcext:value-type="string">
            <text:p>Woolmore</text:p>
          </table:table-cell>
          <table:table-cell office:value-type="string" calcext:value-type="string">
            <text:p>Bruce</text:p>
          </table:table-cell>
          <table:table-cell table:number-columns-repeated="4"/>
          <table:table-cell office:value-type="string" calcext:value-type="string">
            <text:p>Bruce Woolmo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/04/1956</text:p>
          </table:table-cell>
          <table:table-cell table:formula="of:=IF(TRIM([.I14])=&quot;F&quot;;[.L14];[.L14]-2)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WBOMC2B</text:p>
          </table:table-cell>
          <table:table-cell office:value-type="string" calcext:value-type="string">
            <text:p>Beetz</text:p>
          </table:table-cell>
          <table:table-cell office:value-type="string" calcext:value-type="string">
            <text:p>Carsten</text:p>
          </table:table-cell>
          <table:table-cell table:number-columns-repeated="3"/>
          <table:table-cell office:value-type="string" calcext:value-type="string">
            <text:p>carsten.beetz@gmail.com</text:p>
          </table:table-cell>
          <table:table-cell office:value-type="string" calcext:value-type="string">
            <text:p>Carsten Beet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11/1970</text:p>
          </table:table-cell>
          <table:table-cell table:formula="of:=IF(TRIM([.I15])=&quot;F&quot;;[.L15];[.L15]-2)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WBOMNW</text:p>
          </table:table-cell>
          <table:table-cell office:value-type="string" calcext:value-type="string">
            <text:p>Wharry</text:p>
          </table:table-cell>
          <table:table-cell office:value-type="string" calcext:value-type="string">
            <text:p>Neil</text:p>
          </table:table-cell>
          <table:table-cell table:number-columns-repeated="4"/>
          <table:table-cell office:value-type="string" calcext:value-type="string">
            <text:p>Neil Wharry</text:p>
          </table:table-cell>
          <table:table-cell office:value-type="string" calcext:value-type="string">
            <text:p>M</text:p>
          </table:table-cell>
          <table:table-cell table:style-name="Default"/>
          <table:table-cell table:formula="of:=IF(TRIM([.I16])=&quot;F&quot;;[.L16];[.L16]-2)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WBOMEF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Eric</text:p>
          </table:table-cell>
          <table:table-cell table:number-columns-repeated="3"/>
          <table:table-cell office:value-type="string" calcext:value-type="string">
            <text:p>lemms5@gmail.com</text:p>
          </table:table-cell>
          <table:table-cell office:value-type="string" calcext:value-type="string">
            <text:p>Eric Fish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/04/1958</text:p>
          </table:table-cell>
          <table:table-cell table:formula="of:=IF(TRIM([.I17])=&quot;F&quot;;[.L17];[.L17]-2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BOMVH</text:p>
          </table:table-cell>
          <table:table-cell office:value-type="string" calcext:value-type="string">
            <text:p>Hoonhout</text:p>
          </table:table-cell>
          <table:table-cell office:value-type="string" calcext:value-type="string">
            <text:p>Victor</text:p>
          </table:table-cell>
          <table:table-cell table:number-columns-repeated="4"/>
          <table:table-cell office:value-type="string" calcext:value-type="string">
            <text:p>Victor Hoonhout</text:p>
          </table:table-cell>
          <table:table-cell office:value-type="string" calcext:value-type="string">
            <text:p>M</text:p>
          </table:table-cell>
          <table:table-cell table:style-name="Default"/>
          <table:table-cell table:formula="of:=IF(TRIM([.I18])=&quot;F&quot;;[.L18];[.L18]-2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BOMWB</text:p>
          </table:table-cell>
          <table:table-cell office:value-type="string" calcext:value-type="string">
            <text:p>Brew</text:p>
          </table:table-cell>
          <table:table-cell office:value-type="string" calcext:value-type="string">
            <text:p>Warwick</text:p>
          </table:table-cell>
          <table:table-cell table:number-columns-repeated="4"/>
          <table:table-cell office:value-type="string" calcext:value-type="string">
            <text:p>Warwick Bre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/03/1954</text:p>
          </table:table-cell>
          <table:table-cell table:formula="of:=IF(TRIM([.I19])=&quot;F&quot;;[.L19];[.L19]-2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BOMD1M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Dave</text:p>
          </table:table-cell>
          <table:table-cell table:number-columns-repeated="4"/>
          <table:table-cell office:value-type="string" calcext:value-type="string">
            <text:p>Dave Mas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/11/1952</text:p>
          </table:table-cell>
          <table:table-cell table:formula="of:=IF(TRIM([.I20])=&quot;F&quot;;[.L20];[.L20]-2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BOMT1C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Tony</text:p>
          </table:table-cell>
          <table:table-cell table:number-columns-repeated="4"/>
          <table:table-cell office:value-type="string" calcext:value-type="string">
            <text:p>Tony Coleman</text:p>
          </table:table-cell>
          <table:table-cell office:value-type="string" calcext:value-type="string">
            <text:p>M</text:p>
          </table:table-cell>
          <table:table-cell table:style-name="Default"/>
          <table:table-cell table:formula="of:=IF(TRIM([.I21])=&quot;F&quot;;[.L21];[.L21]-2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BOMA2R</text:p>
          </table:table-cell>
          <table:table-cell office:value-type="string" calcext:value-type="string">
            <text:p>Ruegg</text:p>
          </table:table-cell>
          <table:table-cell office:value-type="string" calcext:value-type="string">
            <text:p>Albert</text:p>
          </table:table-cell>
          <table:table-cell table:number-columns-repeated="4"/>
          <table:table-cell office:value-type="string" calcext:value-type="string">
            <text:p>Albert Ruegg</text:p>
          </table:table-cell>
          <table:table-cell office:value-type="string" calcext:value-type="string">
            <text:p>M</text:p>
          </table:table-cell>
          <table:table-cell table:style-name="Default"/>
          <table:table-cell table:formula="of:=IF(TRIM([.I22])=&quot;F&quot;;[.L22];[.L22]-2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WBOMD1H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Des</text:p>
          </table:table-cell>
          <table:table-cell table:number-columns-repeated="4"/>
          <table:table-cell office:value-type="string" calcext:value-type="string">
            <text:p>Des Hal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/01/1961</text:p>
          </table:table-cell>
          <table:table-cell table:formula="of:=IF(TRIM([.I23])=&quot;F&quot;;[.L23];[.L23]-2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 table:style-name="Default" table:formula="of:=ROUND(SUM([.K2:.K23])/COUNT([.K2:.K23]);0)"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Women.A1:Women.AMJ1048576">
          <table:sort>
            <table:sort-by table:field-number="10" table:order="descending" table:data-type="automatic"/>
            <table:sort-by table:field-number="8" table:data-type="automatic"/>
          </table:sort>
        </table:database-range>
        <table:database-range table:name="__Anonymous_Sheet_DB__1" table:target-range-address="Men.A1:Men.AMJ1048576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10:30:11.191302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11:38:51.917235269</dc:date>
    <meta:editing-duration>PT36M52S</meta:editing-duration>
    <meta:editing-cycles>3</meta:editing-cycles>
    <meta:generator>LibreOffice/6.1.5.2$Linux_X86_64 LibreOffice_project/10$Build-2</meta:generator>
    <meta:document-statistic meta:table-count="2" meta:cell-count="360" meta:object-count="0"/>
  </office:meta>
</office:document-meta>
</file>